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 table:number-rows-repeated="10483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00:17:48.1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6T00:49:17.350000000</dc:date>
    <meta:editing-duration>P4DT17H29M41S</meta:editing-duration>
    <meta:editing-cycles>1711</meta:editing-cycles>
    <meta:document-statistic meta:table-count="3" meta:cell-count="5225" meta:object-count="0"/>
    <meta:user-defined meta:name="qrichtext">1</meta:user-defined>
  </office:meta>
</office:document-meta>
</file>